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258cm"/>
    </style:style>
    <style:style style:name="gr4" style:family="graphic" style:parent-style-name="standard">
      <style:graphic-properties draw:stroke="none" svg:stroke-color="#000000" draw:fill="none" draw:fill-color="#ffffff" fo:min-height="0.408cm"/>
    </style:style>
    <style:style style:name="gr5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6" style:family="graphic" style:parent-style-name="standard">
      <style:graphic-properties draw:marker-start="" draw:marker-end="" draw:marker-end-width="0.3cm" draw:textarea-horizontal-align="center" draw:textarea-vertical-align="middle"/>
    </style:style>
    <style:style style:name="gr7" style:family="graphic" style:parent-style-name="standard">
      <style:graphic-properties draw:marker-end="Arrowheads_20_2" draw:marker-end-width="0.3cm" draw:textarea-horizontal-align="center" draw:textarea-vertical-align="middle"/>
    </style:style>
    <style:style style:name="gr8" style:family="graphic" style:parent-style-name="standard">
      <style:graphic-properties svg:stroke-width="0.025cm" svg:stroke-color="#000080" draw:marker-start-width="0.237cm" draw:marker-end="Arrowheads_20_2" draw:marker-end-width="0.337cm" draw:fill="solid" draw:fill-color="#000080" draw:textarea-horizontal-align="center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solid" draw:fill-color="#ffffcc" fo:min-height="0.268cm"/>
    </style:style>
    <style:style style:name="gr10" style:family="graphic" style:parent-style-name="standard">
      <style:graphic-properties svg:stroke-width="0.025cm" svg:stroke-color="#7e0021" draw:marker-start="Arrowheads_20_3" draw:marker-start-width="0.237cm" draw:marker-end="" draw:marker-end-width="0.337cm" draw:fill="solid" draw:fill-color="#000080" draw:textarea-horizontal-align="center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marker-start="Arrowheads_20_2" draw:marker-end="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solid" draw:fill-color="#ffffcc" fo:min-height="0.229cm"/>
    </style:style>
    <style:style style:name="P1" style:family="paragraph">
      <style:paragraph-properties fo:text-align="center"/>
    </style:style>
    <style:style style:name="P2" style:family="paragraph"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line-height="150%"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color="#0000ff"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line-height="150%"/>
      <style:text-properties fo:color="#7e0021"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line-height="150%"/>
      <style:text-properties fo:color="#000000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ff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7e0021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0000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4cm" svg:height="2.159cm" svg:x="12.438cm" svg:y="3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1.049cm" svg:x="2.016cm" svg:y="2.82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048cm" svg:height="0.645cm" svg:x="4.683cm" svg:y="2.797cm">
          <draw:text-box>
            <text:p text:style-name="P2"><text:span text:style-name="T1">Proyecto local</text:span></text:p>
          </draw:text-box>
        </draw:frame>
        <draw:frame draw:style-name="gr4" draw:text-style-name="P3" draw:layer="layout" svg:width="2.661cm" svg:height="1.039cm" svg:x="12.59cm" svg:y="4.366cm">
          <draw:text-box>
            <text:p text:style-name="P3"><text:span text:style-name="T1">Repositorios</text:span></text:p>
            <text:p text:style-name="P4"><text:span text:style-name="T1"><text:s/></text:span><text:span text:style-name="T1">remotos</text:span></text:p>
          </draw:text-box>
        </draw:frame>
        <draw:custom-shape draw:style-name="gr5" draw:text-style-name="P5" draw:layer="layout" svg:width="2.413cm" svg:height="1.905cm" svg:x="2.143cm" svg:y="3.794cm">
          <text:p text:style-name="P1"><text:span text:style-name="T2">Directorio de </text:span></text:p>
          <text:p text:style-name="P1"><text:span text:style-name="T2">trabajo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159cm" svg:height="1.905cm" svg:x="5.064cm" svg:y="3.794cm">
          <text:p text:style-name="P1"><text:span text:style-name="T2">Index </text:span></text:p>
          <text:p text:style-name="P1"><text:span text:style-name="T2">staging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787cm" svg:height="1.904cm" svg:x="7.865cm" svg:y="3.795cm">
          <text:p text:style-name="P1"><text:span text:style-name="T2">Almacenamiento</text:span></text:p>
          <text:p text:style-name="P1"><text:span text:style-name="T2">de los objetos</text:span></text:p>
          <text:p text:style-name="P1"><text:span text:style-name="T2">del repositorio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3.286cm" svg:y1="5.699cm" svg:x2="3.286cm" svg:y2="13.192cm">
          <text:p/>
        </draw:line>
        <draw:line draw:style-name="gr6" draw:text-style-name="P1" draw:layer="layout" svg:x1="6.186cm" svg:y1="5.7cm" svg:x2="6.207cm" svg:y2="7.477cm">
          <text:p/>
        </draw:line>
        <draw:line draw:style-name="gr6" draw:text-style-name="P1" draw:layer="layout" svg:x1="9.286cm" svg:y1="5.701cm" svg:x2="9.286cm" svg:y2="13.194cm">
          <text:p/>
        </draw:line>
        <draw:line draw:style-name="gr7" draw:text-style-name="P4" draw:layer="layout" svg:x1="3.286cm" svg:y1="6.588cm" svg:x2="6.207cm" svg:y2="6.588cm">
          <text:p text:style-name="P4"><text:span text:style-name="T1">add</text:span></text:p>
          <text:p text:style-name="P4"><text:span text:style-name="T1"/></text:p>
        </draw:line>
        <draw:line draw:style-name="gr7" draw:text-style-name="P4" draw:layer="layout" svg:x1="6.187cm" svg:y1="7.188cm" svg:x2="9.255cm" svg:y2="7.223cm">
          <text:p text:style-name="P4"><text:span text:style-name="T1">commit</text:span></text:p>
          <text:p text:style-name="P4"><text:span text:style-name="T1"/></text:p>
        </draw:line>
        <draw:line draw:style-name="gr8" draw:text-style-name="P4" draw:layer="layout" svg:x1="3.286cm" svg:y1="8.05cm" svg:x2="9.255cm" svg:y2="8.085cm">
          <text:p text:style-name="P4"><text:span text:style-name="T1"/></text:p>
          <text:p text:style-name="P4"><text:span text:style-name="T1"/></text:p>
        </draw:line>
        <draw:frame draw:style-name="gr9" draw:text-style-name="P6" draw:layer="layout" svg:width="2.413cm" svg:height="0.645cm" svg:x="5.191cm" svg:y="7.398cm">
          <draw:text-box>
            <text:p text:style-name="P6"><text:span text:style-name="T3">commit -a</text:span></text:p>
          </draw:text-box>
        </draw:frame>
        <draw:line draw:style-name="gr10" draw:text-style-name="P4" draw:layer="layout" svg:x1="3.287cm" svg:y1="8.951cm" svg:x2="9.256cm" svg:y2="8.986cm">
          <text:p text:style-name="P4"><text:span text:style-name="T1"/></text:p>
          <text:p text:style-name="P4"><text:span text:style-name="T1"/></text:p>
        </draw:line>
        <draw:frame draw:style-name="gr9" draw:text-style-name="P7" draw:layer="layout" svg:width="1.396cm" svg:height="0.645cm" svg:x="5.192cm" svg:y="8.299cm">
          <draw:text-box>
            <text:p text:style-name="P7"><text:span text:style-name="T4">reset</text:span></text:p>
          </draw:text-box>
        </draw:frame>
        <draw:line draw:style-name="gr6" draw:text-style-name="P1" draw:layer="layout" svg:x1="13.854cm" svg:y1="5.953cm" svg:x2="13.886cm" svg:y2="13.195cm">
          <text:p/>
        </draw:line>
        <draw:line draw:style-name="gr11" draw:text-style-name="P4" draw:layer="layout" svg:x1="10.887cm" svg:y1="6.588cm" svg:x2="13.808cm" svg:y2="6.588cm">
          <text:p text:style-name="P4"><text:span text:style-name="T1">clone</text:span></text:p>
          <text:p text:style-name="P4"><text:span text:style-name="T1"/></text:p>
        </draw:line>
        <draw:line draw:style-name="gr7" draw:text-style-name="P4" draw:layer="layout" svg:x1="9.287cm" svg:y1="9.688cm" svg:x2="13.886cm" svg:y2="9.636cm">
          <text:p text:style-name="P4"><text:span text:style-name="T1">push</text:span></text:p>
          <text:p text:style-name="P4"><text:span text:style-name="T1"/></text:p>
        </draw:line>
        <draw:line draw:style-name="gr10" draw:text-style-name="P4" draw:layer="layout" svg:x1="3.288cm" svg:y1="10.552cm" svg:x2="13.827cm" svg:y2="10.525cm">
          <text:p text:style-name="P4"><text:span text:style-name="T1"/></text:p>
          <text:p text:style-name="P4"><text:span text:style-name="T1"/></text:p>
        </draw:line>
        <draw:frame draw:style-name="gr9" draw:text-style-name="P7" draw:layer="layout" svg:width="1.173cm" svg:height="0.645cm" svg:x="7.193cm" svg:y="9.8cm">
          <draw:text-box>
            <text:p text:style-name="P7"><text:span text:style-name="T4">pull</text:span></text:p>
          </draw:text-box>
        </draw:frame>
        <draw:line draw:style-name="gr11" draw:text-style-name="P4" draw:layer="layout" svg:x1="10.888cm" svg:y1="11.388cm" svg:x2="13.854cm" svg:y2="11.388cm">
          <text:p text:style-name="P4"><text:span text:style-name="T1">fetch</text:span></text:p>
          <text:p text:style-name="P4"><text:span text:style-name="T1"/></text:p>
        </draw:line>
        <draw:line draw:style-name="gr11" draw:text-style-name="P4" draw:layer="layout" svg:x1="3.286cm" svg:y1="11.449cm" svg:x2="9.309cm" svg:y2="11.488cm">
          <text:p/>
        </draw:line>
        <draw:line draw:style-name="gr11" draw:text-style-name="P4" draw:layer="layout" svg:x1="3.287cm" svg:y1="12.25cm" svg:x2="9.31cm" svg:y2="12.289cm">
          <text:p/>
        </draw:line>
        <draw:frame draw:style-name="gr9" draw:text-style-name="P8" draw:layer="layout" svg:width="2.091cm" svg:height="0.645cm" svg:x="5.894cm" svg:y="10.701cm">
          <draw:text-box>
            <text:p text:style-name="P8"><text:span text:style-name="T5">checkout</text:span></text:p>
          </draw:text-box>
        </draw:frame>
        <draw:frame draw:style-name="gr12" draw:text-style-name="P8" draw:layer="layout" svg:width="1.582cm" svg:height="0.645cm" svg:x="6.195cm" svg:y="11.502cm">
          <draw:text-box>
            <text:p text:style-name="P8"><text:span text:style-name="T5">mer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rrowheads_20_2" draw:display-name="Arrowheads 2" svg:viewBox="0 0 1013 1130" svg:d="m1009 1050-449-1008-22-30-29-12-34 12-21 26-449 1012-5 13v8l5 21 12 21 17 13 21 4h903l21-4 21-13 9-21 4-21v-8z"/>
    <draw:marker draw:name="Arrowheads_20_3" draw:display-name="Arrowheads 3" svg:viewBox="0 0 1131 2256" svg:d="m1127 2120-449-2006-9-42-25-39-38-25-38-8-43 8-38 25-25 39-9 42-449 2006v13l-4 9 9 42 25 38 38 25 42 9h903l42-9 38-25 26-38 8-42v-9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1-04-04T09:40:24</meta:creation-date>
    <dc:date>2011-04-04T10:22:46</dc:date>
    <dc:creator>Carlos Camargo</dc:creator>
    <meta:editing-duration>PT00H42M25S</meta:editing-duration>
    <meta:editing-cycles>26</meta:editing-cycles>
    <meta:generator>OpenOffice.org/3.2$Linux OpenOffice.org_project/320m12$Build-9483</meta:generator>
    <meta:document-statistic meta:object-count="26"/>
  </office:meta>
</office:document-meta>
</file>